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stzioni_warm_query" table:style-name="ta1">
        <table:table-column table:style-name="co1" table:number-columns-repeated="3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query1</text:p>
          </table:table-cell>
          <table:table-cell office:value-type="string" calcext:value-type="string">
            <text:p>query2</text:p>
          </table:table-cell>
          <table:table-cell office:value-type="string" calcext:value-type="string">
            <text:p>query3</text:p>
          </table:table-cell>
          <table:table-cell table:number-columns-repeated="3"/>
          <table:table-cell office:value-type="string" calcext:value-type="string">
            <text:p>media</text:p>
          </table:table-cell>
          <table:table-cell office:value-type="string" calcext:value-type="string">
            <text:p>dev_standar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K-means</text:p>
          </table:table-cell>
          <table:table-cell office:value-type="string" calcext:value-type="string">
            <text:p>bisecting_k-means</text:p>
          </table:table-cell>
          <table:table-cell table:number-columns-repeated="4"/>
          <table:table-cell office:value-type="string" calcext:value-type="string" table:number-columns-spanned="2" table:number-rows-spanned="1">
            <text:p>K-means</text:p>
          </table:table-cell>
          <table:covered-table-cell/>
          <table:table-cell office:value-type="string" calcext:value-type="string" table:number-columns-spanned="2" table:number-rows-spanned="1">
            <text:p>bisecting</text:p>
          </table:table-cell>
          <table:covered-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569" calcext:value-type="float">
            <text:p>1569</text:p>
          </table:table-cell>
          <table:table-cell table:number-columns-repeated="2"/>
          <table:table-cell office:value-type="string" calcext:value-type="string">
            <text:p>query1</text:p>
          </table:table-cell>
          <table:table-cell table:formula="of:=AVERAGE([.A2:.A28])" office:value-type="float" office:value="24.1111111111111" calcext:value-type="float">
            <text:p>24,1111111111111</text:p>
          </table:table-cell>
          <table:table-cell table:formula="of:=STDEV([.A2:.A28])" office:value-type="float" office:value="5.10153320342434" calcext:value-type="float">
            <text:p>5,10153320342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v_standard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ev_standar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string" calcext:value-type="string">
            <text:p>query2</text:p>
          </table:table-cell>
          <table:table-cell table:formula="of:=AVERAGE([.B2:.B28])" office:value-type="float" office:value="15.3703703703704" calcext:value-type="float">
            <text:p>15,3703703703704</text:p>
          </table:table-cell>
          <table:table-cell table:formula="of:=STDEV([.B2:.B28])" office:value-type="float" office:value="2.52903368819227" calcext:value-type="float">
            <text:p>2,529033688192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AVERAGE([.K2:.K10])" office:value-type="float" office:value="157.777777777778" calcext:value-type="float">
            <text:p>157,777777777778</text:p>
          </table:table-cell>
          <table:table-cell table:formula="of:=STDEV([.K2:.K10])" office:value-type="float" office:value="84.6947132024452" calcext:value-type="float">
            <text:p>84,6947132024452</text:p>
          </table:table-cell>
          <table:table-cell table:formula="of:=AVERAGE([.L2:.L10])" office:value-type="float" office:value="192.444444444444" calcext:value-type="float">
            <text:p>192,444444444444</text:p>
          </table:table-cell>
          <table:table-cell table:formula="of:=STDEV([.L2:.L10])" office:value-type="float" office:value="79.3286063017483" calcext:value-type="float">
            <text:p>79,32860630174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string" calcext:value-type="string">
            <text:p>query3</text:p>
          </table:table-cell>
          <table:table-cell table:formula="of:=AVERAGE([.C2:.C28])" office:value-type="float" office:value="1348.66666666667" calcext:value-type="float">
            <text:p>1348,66666666667</text:p>
          </table:table-cell>
          <table:table-cell table:formula="of:=STDEV([.C2:.C28])" office:value-type="float" office:value="260.267022645826" calcext:value-type="float">
            <text:p>260,2670226458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AVERAGE([.K11:.K19])" office:value-type="float" office:value="146.888888888889" calcext:value-type="float">
            <text:p>146,888888888889</text:p>
          </table:table-cell>
          <table:table-cell table:formula="of:=STDEV([.K11:.K19])" office:value-type="float" office:value="32.3629589362764" calcext:value-type="float">
            <text:p>32,3629589362764</text:p>
          </table:table-cell>
          <table:table-cell table:formula="of:=AVERAGE([.L11:.L19])" office:value-type="float" office:value="133.444444444444" calcext:value-type="float">
            <text:p>133,444444444444</text:p>
          </table:table-cell>
          <table:table-cell table:formula="of:=STDEV([.L11:.L19])" office:value-type="float" office:value="23.8490624087778" calcext:value-type="float">
            <text:p>23,84906240877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00" calcext:value-type="float">
            <text:p>13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K20:.K28])" office:value-type="float" office:value="154.555555555556" calcext:value-type="float">
            <text:p>154,555555555556</text:p>
          </table:table-cell>
          <table:table-cell table:formula="of:=STDEV([.K20:.K28])" office:value-type="float" office:value="50.2869543497891" calcext:value-type="float">
            <text:p>50,2869543497891</text:p>
          </table:table-cell>
          <table:table-cell table:formula="of:=AVERAGE([.L20:.L28])" office:value-type="float" office:value="145.888888888889" calcext:value-type="float">
            <text:p>145,888888888889</text:p>
          </table:table-cell>
          <table:table-cell table:formula="of:=STDEV([.L20:.L28])" office:value-type="float" office:value="38.4462106209586" calcext:value-type="float">
            <text:p>38,44621062095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72" calcext:value-type="float">
            <text:p>137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AVERAGE([.K29:.K37])" office:value-type="float" office:value="138.777777777778" calcext:value-type="float">
            <text:p>138,777777777778</text:p>
          </table:table-cell>
          <table:table-cell table:formula="of:=STDEV([.K29:.K37])" office:value-type="float" office:value="39.124090333763" calcext:value-type="float">
            <text:p>39,124090333763</text:p>
          </table:table-cell>
          <table:table-cell table:formula="of:=AVERAGE([.L29:.L37])" office:value-type="float" office:value="137" calcext:value-type="float">
            <text:p>137</text:p>
          </table:table-cell>
          <table:table-cell table:formula="of:=STDEV([.L29:.L37])" office:value-type="float" office:value="45.5521678957215" calcext:value-type="float">
            <text:p>45,55216789572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149" calcext:value-type="float">
            <text:p>114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166" calcext:value-type="float">
            <text:p>116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91" calcext:value-type="float">
            <text:p>19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082" calcext:value-type="float">
            <text:p>108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24" calcext:value-type="float">
            <text:p>22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994" calcext:value-type="float">
            <text:p>99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04" calcext:value-type="float">
            <text:p>180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159" calcext:value-type="float">
            <text:p>15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735" calcext:value-type="float">
            <text:p>173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572" calcext:value-type="float">
            <text:p>157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96" calcext:value-type="float">
            <text:p>139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89" calcext:value-type="float">
            <text:p>138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32" calcext:value-type="float">
            <text:p>113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136" calcext:value-type="float">
            <text:p>113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42" calcext:value-type="float">
            <text:p>104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46" calcext:value-type="float">
            <text:p>174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34" calcext:value-type="float">
            <text:p>133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553" calcext:value-type="float">
            <text:p>15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85" calcext:value-type="float">
            <text:p>12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1T17:53:32.484714148</dc:date>
    <meta:editing-duration>PT54S</meta:editing-duration>
    <meta:editing-cycles>1</meta:editing-cycles>
    <meta:document-statistic meta:table-count="1" meta:cell-count="269" meta:object-count="0"/>
    <meta:generator>LibreOffice/6.0.7.3$Linux_X86_64 LibreOffice_project/00m0$Build-3</meta:generator>
  </office:meta>
</office:document-meta>
</file>